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c25a" officeooo:paragraph-rsid="0012c25a"/>
    </style:style>
    <style:style style:name="P2" style:family="paragraph" style:parent-style-name="Standard">
      <style:text-properties fo:font-weight="bold" officeooo:rsid="0012c25a" officeooo:paragraph-rsid="0012c25a" style:font-weight-asian="bold" style:font-weight-complex="bold"/>
    </style:style>
    <style:style style:name="P3" style:family="paragraph" style:parent-style-name="Standard">
      <style:text-properties fo:font-weight="normal" officeooo:rsid="0012c25a" officeooo:paragraph-rsid="0012c25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clone &lt;URL&gt;</text:p>
      <text:p text:style-name="P1">Git add &lt;filename&gt;</text:p>
      <text:p text:style-name="P1">Git add *</text:p>
      <text:p text:style-name="P1">Git commit -m “Message”</text:p>
      <text:p text:style-name="P1">Git push origin &lt;branchname&gt;</text:p>
      <text:p text:style-name="P1">Git remote add origin &lt;serverurl&gt;</text:p>
      <text:p text:style-name="P2">Git checkout -b &lt;branchname&gt; //create new branch and also swicth to new branch</text:p>
      <text:p text:style-name="P3">Git push origin &lt;branch&gt;</text:p>
      <text:p text:style-name="P3">Git Pull </text:p>
      <text:p text:style-name="P3">Git merge &lt;branch&gt;</text:p>
      <text:p text:style-name="P3">Git add &lt;filename&gt;</text:p>
      <text:p text:style-name="P3">Git diff &lt;source_branch&gt; &lt;target_branch&gt;</text:p>
      <text:p text:style-name="P3">Git color.ui true</text:p>
      <text:p text:style-name="P3">Git log</text:p>
      <text:p text:style-name="P3">Git Status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7:16:17.312716323</meta:creation-date>
    <dc:date>2019-02-05T17:23:31.161696226</dc:date>
    <meta:editing-duration>PT7M15S</meta:editing-duration>
    <meta:editing-cycles>1</meta:editing-cycles>
    <meta:document-statistic meta:table-count="0" meta:image-count="0" meta:object-count="0" meta:page-count="1" meta:paragraph-count="15" meta:word-count="58" meta:character-count="347" meta:non-whitespace-character-count="303"/>
    <meta:generator>LibreOffice/6.0.3.2$Linux_X86_64 LibreOffice_project/00m0$Build-2</meta:generator>
  </office:meta>
</office:document-meta>
</file>